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718cm"/>
    </style:style>
    <style:style style:name="co8" style:family="table-column">
      <style:table-column-properties fo:break-before="auto" style:column-width="3.251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>
            <text:p>imię</text:p>
          </table:table-cell>
          <table:table-cell office:value-type="string">
            <text:p>nazwisko</text:p>
          </table:table-cell>
          <table:table-cell office:value-type="string">
            <text:p>dowód osobisty</text:p>
          </table:table-cell>
          <table:table-cell office:value-type="string">
            <text:p>płeć</text:p>
          </table:table-cell>
          <table:table-cell office:value-type="string">
            <text:p>wiek</text:p>
          </table:table-cell>
          <table:table-cell table:style-name="Default" office:value-type="string">
            <text:p>data urodzenia </text:p>
          </table:table-cell>
          <table:table-cell office:value-type="string">
            <text:p>pesel</text:p>
          </table:table-cell>
          <table:table-cell office:value-type="string">
            <text:p>zawód</text:p>
          </table:table-cell>
          <table:table-cell office:value-type="string">
            <text:p>sytuacja finansowa</text:p>
          </table:table-cell>
          <table:table-cell office:value-type="string">
            <text:p>wykształcenie</text:p>
          </table:table-cell>
          <table:table-cell office:value-type="string">
            <text:p>w wolnym czasie</text:p>
          </table:table-cell>
          <table:table-cell office:value-type="string">
            <text:p>nawyki zakupowe</text:p>
          </table:table-cell>
          <table:table-cell office:value-type="string">
            <text:p>sytuacja rodzinna</text:p>
          </table:table-cell>
          <table:table-cell office:value-type="string">
            <text:p>warunki mieszkaniowe</text:p>
          </table:table-cell>
          <table:table-cell office:value-type="string">
            <text:p>na co chce pożyczyć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Nowakowski</text:p>
          </table:table-cell>
          <table:table-cell office:value-type="string">
            <text:p>AZK493618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date" office:date-value="1994-09-29">
            <text:p>29.09.1994</text:p>
          </table:table-cell>
          <table:table-cell office:value-type="float" office:value="94092900658">
            <text:p>94092900658</text:p>
          </table:table-cell>
          <table:table-cell office:value-type="string">
            <text:p>cieśla budowlany</text:p>
          </table:table-cell>
          <table:table-cell office:value-type="string">
            <text:p>3100 PLN BRUTTO</text:p>
          </table:table-cell>
          <table:table-cell office:value-type="string">
            <text:p>średnie zawodowe</text:p>
          </table:table-cell>
          <table:table-cell office:value-type="string">
            <text:p>gra w siatkówkę</text:p>
          </table:table-cell>
          <table:table-cell office:value-type="string">
            <text:p>rozrzutny</text:p>
          </table:table-cell>
          <table:table-cell/>
          <table:table-cell office:value-type="string">
            <text:p>Wynajmuje małe mieszkanie z dziewczyną w Świnoujściu</text:p>
          </table:table-cell>
          <table:table-cell office:value-type="string">
            <text:p>chce wziąć kredyt na samochód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Jankowska</text:p>
          </table:table-cell>
          <table:table-cell office:value-type="string">
            <text:p>AFX828026</text:p>
          </table:table-cell>
          <table:table-cell office:value-type="string">
            <text:p>K</text:p>
          </table:table-cell>
          <table:table-cell office:value-type="float" office:value="45">
            <text:p>45</text:p>
          </table:table-cell>
          <table:table-cell office:value-type="date" office:date-value="1970-08-25">
            <text:p>25.08.1970</text:p>
          </table:table-cell>
          <table:table-cell office:value-type="float" office:value="70082516621">
            <text:p>70082516621</text:p>
          </table:table-cell>
          <table:table-cell office:value-type="string">
            <text:p>prawnik</text:p>
          </table:table-cell>
          <table:table-cell office:value-type="string">
            <text:p>10 000 PLN BRUTTO</text:p>
          </table:table-cell>
          <table:table-cell office:value-type="string">
            <text:p>wyższe</text:p>
          </table:table-cell>
          <table:table-cell office:value-type="string">
            <text:p>chodzi do teatru/opery</text:p>
          </table:table-cell>
          <table:table-cell office:value-type="string">
            <text:p>umiarkowanie oszczędna</text:p>
          </table:table-cell>
          <table:table-cell office:value-type="string">
            <text:p>niezamężna</text:p>
          </table:table-cell>
          <table:table-cell office:value-type="string">
            <text:p>Mieszkanie własnościowe w Warszawie</text:p>
          </table:table-cell>
          <table:table-cell office:value-type="string">
            <text:p>chce wziąć kredyt na dom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string">
            <text:p>Marian</text:p>
          </table:table-cell>
          <table:table-cell office:value-type="string">
            <text:p>Kowalski</text:p>
          </table:table-cell>
          <table:table-cell office:value-type="string">
            <text:p>ABR258078</text:p>
          </table:table-cell>
          <table:table-cell office:value-type="string">
            <text:p>M</text:p>
          </table:table-cell>
          <table:table-cell office:value-type="float" office:value="50">
            <text:p>50</text:p>
          </table:table-cell>
          <table:table-cell office:value-type="date" office:date-value="1965-10-31">
            <text:p>31.10.1965</text:p>
          </table:table-cell>
          <table:table-cell office:value-type="float" office:value="65103114256">
            <text:p>65103114256</text:p>
          </table:table-cell>
          <table:table-cell office:value-type="string">
            <text:p>sprzedawca ubezpieczeń</text:p>
          </table:table-cell>
          <table:table-cell office:value-type="string">
            <text:p>5000PLN BRUTTO</text:p>
          </table:table-cell>
          <table:table-cell office:value-type="string">
            <text:p>wyższe niepełne</text:p>
          </table:table-cell>
          <table:table-cell office:value-type="string">
            <text:p>kibic piłki nożnej</text:p>
          </table:table-cell>
          <table:table-cell office:value-type="string">
            <text:p>sknera</text:p>
          </table:table-cell>
          <table:table-cell office:value-type="string">
            <text:p>mąż Barbary, mają 2 dzieci</text:p>
          </table:table-cell>
          <table:table-cell office:value-type="string">
            <text:p>dom z działką pod Warszawą</text:p>
          </table:table-cell>
          <table:table-cell office:value-type="string">
            <text:p>chcą wziąć kredyt na mieszkanie dla syna</text:p>
          </table:table-cell>
        </table:table-row>
        <table:table-row table:style-name="ro1">
          <table:table-cell office:value-type="string">
            <text:p>Barbara</text:p>
          </table:table-cell>
          <table:table-cell office:value-type="string">
            <text:p>Kowalska</text:p>
          </table:table-cell>
          <table:table-cell office:value-type="string">
            <text:p>AKJ762099</text:p>
          </table:table-cell>
          <table:table-cell office:value-type="string">
            <text:p>K</text:p>
          </table:table-cell>
          <table:table-cell office:value-type="float" office:value="48">
            <text:p>48</text:p>
          </table:table-cell>
          <table:table-cell office:value-type="date" office:date-value="1967-11-22">
            <text:p>22.11.1967</text:p>
          </table:table-cell>
          <table:table-cell office:value-type="float" office:value="67112207365">
            <text:p>67112207365</text:p>
          </table:table-cell>
          <table:table-cell office:value-type="string">
            <text:p>pielęgniarka oddziałowa</text:p>
          </table:table-cell>
          <table:table-cell office:value-type="string">
            <text:p>3300 PLN BRUTTO</text:p>
          </table:table-cell>
          <table:table-cell office:value-type="string">
            <text:p>wyższe</text:p>
          </table:table-cell>
          <table:table-cell office:value-type="string">
            <text:p>lubi zajmować się ogródkiem</text:p>
          </table:table-cell>
          <table:table-cell office:value-type="string">
            <text:p>umiarkowanie oszczędna</text:p>
          </table:table-cell>
          <table:table-cell office:value-type="string">
            <text:p>żona Janusza, mają 2 dzieci</text:p>
          </table:table-cell>
          <table:table-cell office:value-type="string">
            <text:p>dom z działką pod Warszawą</text:p>
          </table:table-cell>
          <table:table-cell office:value-type="string">
            <text:p>chcą wziąć kredyt na mieszkanie dla syn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6.10.2015</text:date>, <text:time>17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5M13S</meta:editing-duration>
    <meta:editing-cycles>9</meta:editing-cycles>
    <meta:generator>OpenOffice/4.1.1$Win32 OpenOffice.org_project/411m6$Build-9775</meta:generator>
    <dc:date>2015-10-06T17:17:10.43</dc:date>
    <meta:document-statistic meta:table-count="3" meta:cell-count="74" meta:object-count="0"/>
    <meta:user-defined meta:name="Info 1"/>
    <meta:user-defined meta:name="Info 2"/>
    <meta:user-defined meta:name="Info 3"/>
    <meta:user-defined meta:name="Info 4"/>
  </office:meta>
</office:document-meta>
</file>